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enlo" svg:font-family="Menlo, Monaco, 'Courier New', Courier, monospace"/>
    <style:font-face style:name="charter" svg:font-family="charter, Georgia, Cambria, 'Times New Roman', Times, serif"/>
    <style:font-face style:name="sohne" svg:font-family="sohne, 'Helvetica Neu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style:line-height-at-least="0.953cm" fo:orphans="2" fo:widows="2" fo:text-indent="0cm" style:auto-text-indent="false"/>
      <style:text-properties fo:font-variant="normal" fo:text-transform="none" fo:color="#292929" style:font-name="sohne" fo:font-size="22.5pt" fo:letter-spacing="normal" fo:font-style="normal" fo:font-weight="normal"/>
    </style:style>
    <style:style style:name="P2" style:family="paragraph" style:parent-style-name="Heading_20_2">
      <style:paragraph-properties fo:margin-left="0cm" fo:margin-right="0cm" style:line-height-at-least="0.741cm" fo:orphans="2" fo:widows="2" fo:text-indent="0cm" style:auto-text-indent="false"/>
      <style:text-properties fo:font-variant="normal" fo:text-transform="none" fo:color="#292929" style:font-name="sohne" fo:font-size="16.5pt" fo:letter-spacing="normal" fo:font-style="normal" fo:font-weight="normal"/>
    </style:style>
    <style:style style:name="P3" style:family="paragraph" style:parent-style-name="Heading_20_2">
      <style:paragraph-properties fo:margin-left="0cm" fo:margin-right="0cm" style:line-height-at-least="0.741cm" fo:orphans="2" fo:widows="2" fo:text-indent="0cm" style:auto-text-indent="false"/>
      <style:text-properties fo:font-variant="normal" fo:text-transform="none" fo:color="#292929" style:font-name="sohne" fo:font-size="16.5pt" fo:letter-spacing="normal" fo:font-style="normal" fo:font-weight="normal" officeooo:paragraph-rsid="00111b6f"/>
    </style:style>
    <style:style style:name="P4" style:family="paragraph" style:parent-style-name="Preformatted_20_Text">
      <loext:graphic-properties draw:fill="solid" draw:fill-color="#f2f2f2" draw:opacity="100%"/>
      <style:paragraph-properties fo:margin-left="0cm" fo:margin-right="0cm" fo:margin-top="1.482cm" fo:margin-bottom="0cm" loext:contextual-spacing="false" fo:line-height="118%" fo:orphans="2" fo:widows="2" fo:text-indent="0cm" style:auto-text-indent="false" fo:background-color="#f2f2f2" fo:padding="0cm" fo:border="none"/>
      <style:text-properties fo:font-variant="normal" fo:text-transform="none" fo:color="#292929" style:font-name="Menlo" fo:font-size="12pt" fo:letter-spacing="normal" fo:font-style="normal" fo:font-weight="normal"/>
    </style:style>
    <style:style style:name="P5" style:family="paragraph" style:parent-style-name="Preformatted_20_Text">
      <loext:graphic-properties draw:fill="solid" draw:fill-color="#f2f2f2" draw:opacity="100%"/>
      <style:paragraph-properties fo:margin-left="0cm" fo:margin-right="0cm" fo:margin-top="1.482cm" fo:margin-bottom="0cm" loext:contextual-spacing="false" fo:line-height="118%" fo:orphans="2" fo:widows="2" fo:text-indent="0cm" style:auto-text-indent="false" fo:background-color="#f2f2f2" fo:padding="0cm" fo:border="none"/>
      <style:text-properties fo:font-variant="normal" fo:text-transform="none" fo:color="#292929" style:font-name="Menlo" fo:font-size="12pt" fo:letter-spacing="normal" fo:font-style="normal" fo:font-weight="normal" officeooo:paragraph-rsid="00111b6f"/>
    </style:style>
    <style:style style:name="P6" style:family="paragraph" style:parent-style-name="Text_20_body">
      <style:paragraph-properties fo:margin-left="0cm" fo:margin-right="0cm" style:line-height-at-least="0.847cm" fo:orphans="2" fo:widows="2" fo:text-indent="0cm" style:auto-text-indent="false"/>
      <style:text-properties fo:font-variant="normal" fo:text-transform="none" fo:color="#292929" style:font-name="charter" fo:font-size="15.75pt" fo:font-style="normal" fo:font-weight="normal"/>
    </style:style>
    <style:style style:name="P7" style:family="paragraph" style:parent-style-name="Text_20_body">
      <style:paragraph-properties fo:margin-left="0cm" fo:margin-right="0cm" style:line-height-at-least="0.847cm" fo:orphans="2" fo:widows="2" fo:text-indent="0cm" style:auto-text-indent="false"/>
    </style:style>
    <style:style style:name="T1" style:family="text">
      <style:text-properties fo:font-variant="normal" fo:text-transform="none" fo:color="#292929" style:font-name="charter" fo:font-size="15.75pt" fo:font-style="normal" fo:font-weight="normal"/>
    </style:style>
    <style:style style:name="T2" style:family="text">
      <style:text-properties fo:font-variant="normal" fo:text-transform="none" fo:color="#292929" style:font-name="charter" fo:font-size="15.75pt" fo:font-style="italic"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569b"/>Installing Ansible</text:h>
      <text:p text:style-name="P6"><text:bookmark text:name="2664"/>To begin using Ansible as a means of managing your various servers, you need to install the Ansible software on at least one machine as a master.</text:p>
      <text:p text:style-name="P6"><text:bookmark text:name="112a"/>To get the latest version of Ansible for Ubuntu, you can add the project’s PPA (personal package archive) to your system. Before doing this, you should first ensure that you have the package installed.</text:p>
      <text:h text:style-name="P2" text:outline-level="2"><text:bookmark text:name="a61d"/>- Update package</text:h>
      <text:p text:style-name="P4"><text:bookmark text:name="46d9"/># apt update</text:p>
      <text:h text:style-name="P2" text:outline-level="2"><text:bookmark text:name="459c"/>- Install a few prerequisite packages</text:h>
      <text:p text:style-name="P4"><text:bookmark text:name="a8a0"/># apt install software-properties-common</text:p>
      <text:h text:style-name="P2" text:outline-level="2"><text:bookmark text:name="d6e3"/>- Add the Ansible PPA (personal package archive)</text:h>
      <text:p text:style-name="P4"><text:bookmark text:name="9f54"/># apt-add-repository ppa:ansible/ansible</text:p>
      <text:h text:style-name="P2" text:outline-level="2"><text:bookmark text:name="644a"/>- Update the package with the newly added repo</text:h>
      <text:p text:style-name="P4"><text:bookmark text:name="5587"/># apt update</text:p>
      <text:h text:style-name="P2" text:outline-level="2"><text:bookmark text:name="e25c"/>- Install Ansible</text:h>
      <text:p text:style-name="P4"><text:bookmark text:name="7244"/># apt install ansible</text:p>
      <text:h text:style-name="P1" text:outline-level="1"><text:bookmark text:name="74c2"/><text:soft-page-break/>Step 2 — Configuring Ansible Hosts</text:h>
      <text:h text:style-name="P2" text:outline-level="2"><text:bookmark text:name="608a"/>- Access key</text:h>
      <text:p text:style-name="P6"><text:bookmark text:name="af21"/>As mentioned previously, Ansible primarily communicates with client computers through SSH. While it certainly has the ability to handle password-based SSH authentication, using SSH keys can help to keep things simple. But, the slaves here using EC2 Instances, so we use a keypair that has applied on to connect over SSH.</text:p>
      <text:h text:style-name="P2" text:outline-level="2"><text:bookmark text:name="204f"/>- Install a prerequisite packages</text:h>
      <text:p text:style-name="P4"><text:bookmark text:name="1ed3"/># apt update<text:line-break/># apt install python</text:p>
      <text:p text:style-name="P6"><text:bookmark text:name="049b"/>Because Ansible uses a python interpreter to run its modules, we need to install Python 2 on the host in order for Ansible to communicate with it. Repeat this process for each server you intend to control with your Ansible server.</text:p>
      <text:h text:style-name="P3" text:outline-level="2"><text:bookmark text:name="68d1"/>- Adding client</text:h>
      <text:p text:style-name="P5"># nano /etc/ansible/hosts</text:p>
      <text:p text:style-name="P7"><text:bookmark text:name="eb1f"/><text:span text:style-name="T1">Ansible keeps track of all of the servers that it knows about through a </text:span><text:span text:style-name="Strong_20_Emphasis"><text:span text:style-name="Emphasis"><text:span text:style-name="T2">hosts</text:span></text:span></text:span><text:span text:style-name="T1"> file. We need to set up this file first before we can begin to communicate with our other computers.</text:span></text:p>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enlo" svg:font-family="Menlo, Monaco, 'Courier New', Courier, monospace"/>
    <style:font-face style:name="charter" svg:font-family="charter, Georgia, Cambria, 'Times New Roman', Times, serif"/>
    <style:font-face style:name="sohne" svg:font-family="sohne, 'Helvetica Neu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4T15:26:16.727222411</meta:creation-date>
    <dc:date>2021-11-24T15:27:44.365448908</dc:date>
    <meta:editing-duration>PT1M30S</meta:editing-duration>
    <meta:editing-cycles>1</meta:editing-cycles>
    <meta:document-statistic meta:table-count="0" meta:image-count="0" meta:object-count="0" meta:page-count="2" meta:paragraph-count="23" meta:word-count="261" meta:character-count="1534" meta:non-whitespace-character-count="1293"/>
    <meta:generator>LibreOffice/6.4.7.2$Linux_X86_64 LibreOffice_project/40$Build-2</meta:generator>
  </office:meta>
</office:document-meta>
</file>